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23e870"/>
    </style:style>
    <style:style style:name="P2" style:family="paragraph" style:parent-style-name="Standard" style:list-style-name="L1">
      <style:text-properties officeooo:paragraph-rsid="0024da56"/>
    </style:style>
    <style:style style:name="P3" style:family="paragraph" style:parent-style-name="Standard" style:list-style-name="L1">
      <style:text-properties officeooo:paragraph-rsid="002599f2"/>
    </style:style>
    <style:style style:name="P4" style:family="paragraph" style:parent-style-name="Standard" style:list-style-name="L1">
      <style:text-properties officeooo:paragraph-rsid="00274f52"/>
    </style:style>
    <style:style style:name="P5" style:family="paragraph" style:parent-style-name="Standard" style:list-style-name="L1">
      <style:text-properties officeooo:paragraph-rsid="002a1030"/>
    </style:style>
    <style:style style:name="P6" style:family="paragraph" style:parent-style-name="Standard" style:list-style-name="L1">
      <style:text-properties officeooo:rsid="001e1f5f" officeooo:paragraph-rsid="001e1f5f"/>
    </style:style>
    <style:style style:name="P7" style:family="paragraph" style:parent-style-name="Standard" style:list-style-name="L1">
      <style:paragraph-properties fo:text-align="center" style:justify-single-word="false"/>
      <style:text-properties officeooo:rsid="001e1f5f" officeooo:paragraph-rsid="001e1f5f"/>
    </style:style>
    <style:style style:name="P8" style:family="paragraph" style:parent-style-name="Standard" style:list-style-name="L1">
      <style:text-properties officeooo:rsid="00219e6f" officeooo:paragraph-rsid="00219e6f"/>
    </style:style>
    <style:style style:name="P9" style:family="paragraph" style:parent-style-name="Standard" style:list-style-name="L1">
      <style:text-properties officeooo:rsid="0021c9ac" officeooo:paragraph-rsid="0021c9ac"/>
    </style:style>
    <style:style style:name="P10" style:family="paragraph" style:parent-style-name="Standard" style:list-style-name="L1">
      <style:text-properties officeooo:rsid="0021c9ac" officeooo:paragraph-rsid="0023b7e7"/>
    </style:style>
    <style:style style:name="P11" style:family="paragraph" style:parent-style-name="Standard" style:list-style-name="L1">
      <style:text-properties officeooo:rsid="0023e450" officeooo:paragraph-rsid="0023e450"/>
    </style:style>
    <style:style style:name="P12" style:family="paragraph" style:parent-style-name="Standard" style:list-style-name="L1">
      <style:text-properties officeooo:rsid="0023e870" officeooo:paragraph-rsid="0023e870"/>
    </style:style>
    <style:style style:name="P13" style:family="paragraph" style:parent-style-name="Standard" style:list-style-name="L1">
      <style:text-properties officeooo:rsid="0024da56" officeooo:paragraph-rsid="0024da56"/>
    </style:style>
    <style:style style:name="P14" style:family="paragraph" style:parent-style-name="Standard" style:list-style-name="L1">
      <style:text-properties officeooo:rsid="002a1030" officeooo:paragraph-rsid="002a1030"/>
    </style:style>
    <style:style style:name="P15" style:family="paragraph" style:parent-style-name="Text_20_body" style:list-style-name="L1">
      <style:text-properties fo:font-variant="normal" fo:text-transform="none" fo:color="#000000" style:font-name="Verdana" fo:font-size="9pt" fo:letter-spacing="normal" fo:font-style="normal" fo:font-weight="normal" officeooo:rsid="0024da56" officeooo:paragraph-rsid="0024da56"/>
    </style:style>
    <style:style style:name="P16" style:family="paragraph" style:parent-style-name="Text_20_body" style:list-style-name="L2">
      <style:paragraph-properties fo:margin-top="0in" fo:margin-bottom="0.1043in" loext:contextual-spacing="false" style:line-height-at-least="0.25in" fo:text-align="start" style:justify-single-word="false" fo:widows="1"/>
      <style:text-properties fo:font-variant="normal" fo:text-transform="none" fo:color="#000000" style:font-name="Verdana" fo:font-size="9pt" fo:letter-spacing="normal" fo:font-style="normal" fo:font-weight="normal"/>
    </style:style>
    <style:style style:name="T1" style:family="text">
      <style:text-properties officeooo:rsid="001e1f5f"/>
    </style:style>
    <style:style style:name="T2" style:family="text">
      <style:text-properties officeooo:rsid="001fdb4b"/>
    </style:style>
    <style:style style:name="T3" style:family="text">
      <style:text-properties fo:color="#800000"/>
    </style:style>
    <style:style style:name="T4" style:family="text">
      <style:text-properties fo:color="#800000" officeooo:rsid="001fdb4b"/>
    </style:style>
    <style:style style:name="T5" style:family="text">
      <style:text-properties fo:color="#800000" officeooo:rsid="00219e6f"/>
    </style:style>
    <style:style style:name="T6" style:family="text">
      <style:text-properties fo:color="#800000" officeooo:rsid="0023e870"/>
    </style:style>
    <style:style style:name="T7" style:family="text">
      <style:text-properties fo:color="#800000" officeooo:rsid="002599f2"/>
    </style:style>
    <style:style style:name="T8" style:family="text">
      <style:text-properties officeooo:rsid="0021c9ac"/>
    </style:style>
    <style:style style:name="T9" style:family="text">
      <style:text-properties officeooo:rsid="0023b7e7"/>
    </style:style>
    <style:style style:name="T10" style:family="text">
      <style:text-properties officeooo:rsid="0023e870"/>
    </style:style>
    <style:style style:name="T11" style:family="text">
      <style:text-properties officeooo:rsid="0024da56"/>
    </style:style>
    <style:style style:name="T12" style:family="text">
      <style:text-properties officeooo:rsid="002599f2"/>
    </style:style>
    <style:style style:name="T13" style:family="text">
      <style:text-properties officeooo:rsid="00274f52"/>
    </style:style>
    <style:style style:name="T14" style:family="text">
      <style:text-properties officeooo:rsid="0029151b"/>
    </style:style>
    <style:style style:name="T15" style:family="text">
      <style:text-properties fo:font-size="6.75pt"/>
    </style:style>
    <style:style style:name="T16" style:family="text">
      <style:text-properties officeooo:rsid="002a1030"/>
    </style:style>
    <style:style style:name="T17" style:family="text">
      <style:text-properties fo:font-variant="normal" fo:text-transform="none" fo:color="#000000" style:font-name="Verdana" fo:font-size="7.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67155508831483039" text:style-name="L1">
        <text:list-header>
          <text:p text:style-name="P7">Argument Outline: Impacts of the “Model Minority” Stereotype on Asian Americans in Contemporary America</text:p>
          <text:p text:style-name="P7">Question: How does the “<text:span text:style-name="T2">model minority”</text:span> <text:span text:style-name="T2">myth </text:span>exacerbate the economic and education <text:span text:style-name="T2">conditions of Asian Americans in Contemporary America</text:span>?</text:p>
        </text:list-header>
        <text:list-item>
          <text:p text:style-name="P6">Introduction</text:p>
          <text:p text:style-name="P6">What is the “model minority” myth?</text:p>
          <text:list>
            <text:list-item>
              <text:p text:style-name="P6">Problem Frame </text:p>
              <text:list>
                <text:list-item>
                  <text:p text:style-name="P3"><text:span text:style-name="T1">Common Ground: The “model minority” myth is that </text:span>Asian Americans have low unemployment rates and high occupational achievement because they have a strong work ethic <text:span text:style-name="T12">and that </text:span>Asian Americans have high educational attainment because Asian cultures place a strong emphasis on learning – <text:span text:style-name="T7">CITATION </text:span><text:span text:style-name="T3">(Woo, 2000)</text:span></text:p>
                </text:list-item>
                <text:list-item>
                  <text:p text:style-name="P6">Destabilizing Condition: <text:span text:style-name="T2">The </text:span>“<text:span text:style-name="T2">model minority</text:span>” <text:span text:style-name="T2">is a myth because certain groups of Asian Americans are disproportionately represented. This misrepresentation comes about because of highly skilled workers in China and India in the technology industry creating a supply for American companies and US immigration policy selectively allowing these immigrants. (</text:span><text:span text:style-name="T4">CITATION – Dr. Lei Lai Model Minority thesis and workplace discriminiation</text:span><text:span text:style-name="T2">). In addition, there are varying levels of success in success among Asian Americans. (</text:span><text:span text:style-name="T4">CITATION – B.Yoo, </text:span><text:span text:style-name="T5">CITATION-US Census Bureau</text:span><text:span text:style-name="T2">)</text:span></text:p>
                </text:list-item>
                <text:list-item>
                  <text:p text:style-name="P8">Cost and Consequences: Asian Americans are judged on a higher standard because of the “model minority” myth. <text:span text:style-name="T8">In addition, some Asian Americans are deprived of economic and educational options due to this myth. </text:span></text:p>
                </text:list-item>
                <text:list-item>
                  <text:p text:style-name="P9">Approach to Resolution: Asian Americans should be understood based on an individual basis on the same standards as other Americans. I will reveal the harms of understanding people on an overarching and untrue theme rather than on a individual basis. </text:p>
                </text:list-item>
              </text:list>
            </text:list-item>
            <text:list-item>
              <text:p text:style-name="P9">Central Claim: The “model minority” myth is exacerbating the economic and educational conditions of Asian Americans in Contemporary America. </text:p>
            </text:list-item>
            <text:list-item>
              <text:p text:style-name="P10">Plan to Support Claim: I will first <text:span text:style-name="T9">reveal the inequality in the workplace that Asian American face due to the “model minority” myth. Then, I will explain the educational biases that Asian Americans face due this myth. Then, I will reveal the financial and educational self-biases that Asian Americans create for themselves due to this myth. Finally, I will claim that these issues may be remedied by understanding Asian Americans on an individual basis.</text:span></text:p>
            </text:list-item>
          </text:list>
        </text:list-item>
        <text:list-item>
          <text:p text:style-name="P11">Economic consequences</text:p>
          <text:p text:style-name="P11">Are Asian Americans treated differently financially due to the “Asian American” myth?</text:p>
          <text:list>
            <text:list-item>
              <text:p text:style-name="P12">Asian Americans are held to a higher standard </text:p>
              <text:list>
                <text:list-item>
                  <text:p text:style-name="P11">Asian Americans <text:span text:style-name="T10">who do not graduate college make 24% less than equally educated, native-born white men (</text:span><text:span text:style-name="T6">CITATION – US Census</text:span><text:span text:style-name="T10">)</text:span></text:p>
                </text:list-item>
                <text:list-item>
                  <text:p text:style-name="P3"><text:span text:style-name="T12">Asian Americans are thought to have higher income because they have higher household income than non-hispanic white household. However, they actually have lower per capita household income. It is simply the case that more members of the household work. ( </text:span>(Woo, 2000) – <text:span text:style-name="T12">for the “thought to have higher income” statement, CITATION - </text:span>U.S. Census Bureau, 2012b<text:span text:style-name="T12">) </text:span></text:p>
                </text:list-item>
                <text:list-item>
                  <text:p text:style-name="P4"><text:span text:style-name="T13">There is an overlooked </text:span>glass ceiling for Asian Americans. “In both public and private sectors, Asian Americans have the lowest probability to be promoted The model minority thesis to managerial positions among all racial minorities” (<text:span text:style-name="T13">CITATION - </text:span>Thatchenkery &amp; Sugiyama, 2011) </text:p>
                </text:list-item>
                <text:list-item>
                  <text:p text:style-name="P4"><text:span text:style-name="T13">Asian Americans </text:span>have a lower ratio of managers to professionals <text:s/><text:span text:style-name="T13">compared to whites </text:span><text:soft-page-break/><text:span text:style-name="T13">(Woo, 2000)</text:span> </text:p>
                </text:list-item>
                <text:list-item>
                  <text:p text:style-name="P4"><text:span text:style-name="T13">Asian Americans are less likely to return </text:span>to education compared <text:span text:style-name="T13">to</text:span> <text:span text:style-name="T13">w</text:span>hites (Woo, 2000)</text:p>
                </text:list-item>
                <text:list-item>
                  <text:p text:style-name="P4"><text:span text:style-name="T13">The “minority” </text:span>status of Asian Americans <text:span text:style-name="T13">due to the “model minority” label </text:span>prevent<text:span text:style-name="T13">s</text:span> them from being recognized as <text:span text:style-name="T13">Americans who have truly assimilated to true American mainstream workplace. (Okhiro 1994)</text:span></text:p>
                </text:list-item>
                <text:list-item>
                  <text:p text:style-name="P4"><text:span text:style-name="T14">The “model minority” myth leads</text:span> <text:span text:style-name="T14">to the assumption that </text:span>Asian Americans lack social skills may <text:span text:style-name="T14">which</text:span> reduce<text:span text:style-name="T14">s</text:span> <text:span text:style-name="T14">their </text:span>probability of getting hired or promoted. (Lai &amp; Babcock, 2012).</text:p>
                </text:list-item>
              </text:list>
            </text:list-item>
            <text:list-item>
              <text:p text:style-name="P12">Asian Americans refuse economic help because they hold themselves to a higher standard </text:p>
              <text:list>
                <text:list-item>
                  <text:p text:style-name="P1"><text:span text:style-name="T10">Asian Americans </text:span>who are eligible for economic assistance such as unemployment benefits “face backlash” when trying to procure assistance because they are viewed as “having failed to live up to” the ‘‘model minority” <text:span text:style-name="T10">(</text:span><text:span text:style-name="T6">CITATION – Dr. Lei Lai The model minority thesis and workplace discrimination</text:span><text:span text:style-name="T10">)</text:span></text:p>
                </text:list-item>
                <text:list-item>
                  <text:p text:style-name="P1"/>
                </text:list-item>
              </text:list>
            </text:list-item>
          </text:list>
        </text:list-item>
        <text:list-item>
          <text:p text:style-name="P11">Educational consequences</text:p>
          <text:p text:style-name="P12">Do Asian Americans go through the education system in the same way as others?</text:p>
          <text:list>
            <text:list-item>
              <text:p text:style-name="P1"><text:span text:style-name="T10">Asian Americans face a smaller set of choices in the education system </text:span></text:p>
              <text:list>
                <text:list-item>
                  <text:p text:style-name="P2"><text:span text:style-name="T11">L</text:span>ack of English proficiency in terms of both speaking and in knowing about common historical and cultural themes creates a language barrier. To avoid the language barrier, Asian Americans take science and math courses because they allow for less proficiency in English. <text:span text:style-name="T11">(CITATION - </text:span>Ryu, M<text:span text:style-name="T10">)</text:span></text:p>
                </text:list-item>
                <text:list-item>
                  <text:p text:style-name="P2">Those who already are proficient in English still choose to take the more rigorous courses because most of their social network is taking them<text:span text:style-name="T11"> (CITATION - </text:span>Ryu, M<text:span text:style-name="T10">)</text:span></text:p>
                </text:list-item>
                <text:list-item>
                  <text:p text:style-name="P2"><text:span text:style-name="T11">The motivation for </text:span>take more rigorous courses is not due to interest but due to their desire to impress colleges.</text:p>
                </text:list-item>
                <text:list-item>
                  <text:p text:style-name="P14">Motivation for taking STEM courses comes not from self interest but due to the myth pushing Asian American students to embody the myth.</text:p>
                </text:list-item>
              </text:list>
            </text:list-item>
            <text:list-item>
              <text:p text:style-name="P13">Greater academic skills and achievements are expected from Asian Americans</text:p>
              <text:list>
                <text:list-item>
                  <text:p text:style-name="P13">Asian Americans take more science and math courses (CITATION - Ryu, M<text:span text:style-name="T10">)</text:span></text:p>
                </text:list-item>
                <text:list-item>
                  <text:p text:style-name="P13">Teachers praise and treat Asian American students better than other students (CITATION - Cooc, N. )</text:p>
                </text:list-item>
                <text:list-item>
                  <text:p text:style-name="P13">This downplays the effort Asian Americans put into achieving as it can be ridden of to superior intellect. </text:p>
                </text:list-item>
                <text:list-item>
                  <text:p text:style-name="P13"><text:span text:style-name="T14">T</text:span>he <text:span text:style-name="T14">greater academic expectations have a negative impact on Asian American psychological well-beings. </text:span><text:s/>(Shih 1989; Hartman and Askounis 1989; Ahn and Son 1991; Sue and Okazaki 1990) </text:p>
                </text:list-item>
                <text:list-item>
                  <text:p text:style-name="P5"><text:span text:style-name="T14">Asian American college students are more likely to seek medical leave, go on academic probation, and are less likely to graduate in 4 years. (</text:span><text:span text:style-name="T17">Cornell University (2004). Asian and Asian American campus climate task force report.http://www.gannett.cornell.edu/downloads/campusIniatives/mentalhealth/AAATFreport2004.pdf</text:span><text:span text:style-name="T16">) </text:span></text:p>
                </text:list-item>
                <text:list-item>
                  <text:p text:style-name="P1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2:11:36.798522799</meta:creation-date>
    <dc:date>2016-02-09T08:59:41.085280340</dc:date>
    <meta:editing-duration>PT2H57M5S</meta:editing-duration>
    <meta:editing-cycles>1</meta:editing-cycles>
    <meta:document-statistic meta:table-count="0" meta:image-count="0" meta:object-count="0" meta:page-count="2" meta:paragraph-count="38" meta:word-count="908" meta:character-count="5861" meta:non-whitespace-character-count="5001"/>
    <meta:generator>LibreOffice/5.0.2.2$Linux_X86_64 LibreOffice_project/00m0$Build-2</meta:generator>
  </office:meta>
</office:document-meta>
</file>